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InputMono Nerd Font" svg:font-family="'InputMono Nerd Font'" style:font-pitch="fixed"/>
    <style:font-face style:name="InputSans Nerd Font" svg:font-family="'InputSans Nerd Font'" style:font-family-generic="swiss" style:font-pitch="variable"/>
    <style:font-face style:name="Nerd" svg:font-family="Nerd"/>
    <style:font-face style:name="Noto Sans" svg:font-family="'Noto Sans'" style:font-family-generic="swiss" style:font-pitch="variable"/>
    <style:font-face style:name="Noto Sans1" svg:font-family="'Noto Sans'" style:font-family-generic="system" style:font-pitch="variable"/>
    <style:font-face style:name="Regular" svg:font-family="Regular"/>
  </office:font-face-decls>
  <office:automatic-styles>
    <style:style style:name="P1" style:family="paragraph" style:parent-style-name="Standard">
      <style:paragraph-properties fo:text-align="center" style:justify-single-word="false"/>
      <style:text-properties style:font-name="InputSans Nerd Font" fo:font-size="16pt" fo:font-weight="bold" officeooo:rsid="001d3a40" officeooo:paragraph-rsid="001d3a40"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InputSans Nerd Font" fo:font-size="14pt" fo:font-weight="normal" officeooo:rsid="001d3a40" officeooo:paragraph-rsid="001d3a40" style:font-size-asian="12.25pt" style:font-weight-asian="normal" style:font-size-complex="14pt" style:font-weight-complex="normal"/>
    </style:style>
    <style:style style:name="P3" style:family="paragraph" style:parent-style-name="Standard">
      <style:paragraph-properties fo:text-align="justify" style:justify-single-word="false"/>
      <style:text-properties style:font-name="InputSans Nerd Font" fo:font-size="12pt" fo:font-weight="normal" officeooo:rsid="001d3a40" officeooo:paragraph-rsid="001d3a40"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InputSans Nerd Font" fo:font-size="12pt" fo:font-weight="bold" officeooo:rsid="001dc1c0" officeooo:paragraph-rsid="001dc1c0" style:font-size-asian="10.5pt" style:font-weight-asian="bold" style:font-size-complex="12pt" style:font-weight-complex="bold"/>
    </style:style>
    <style:style style:name="P5" style:family="paragraph" style:parent-style-name="Standard">
      <style:paragraph-properties fo:text-align="justify" style:justify-single-word="false"/>
      <style:text-properties style:font-name="InputSans Nerd Font" fo:font-size="12pt" fo:font-weight="normal" officeooo:rsid="001dc1c0" officeooo:paragraph-rsid="001dc1c0"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1eb02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ngenalan Lua</text:p>
      <text:p text:style-name="P2"/>
      <text:p text:style-name="P3">Lua merupakan bahasa skrip yang ditulis oleh Roberto Ierusalimschy, Luiz Henrique de Figueiredo, dan Waldemar Celes di brazil pada tahun 1993. Bahasa Lua dapat diintergrasikan dengan program bahasa lain, Lua sering digunakan pada pengembangan game, dan aplikasi web.</text:p>
      <text:p text:style-name="P3"/>
      <text:p text:style-name="P4">1. Variabel</text:p>
      <text:p text:style-name="P5">Variabel pada bahasa Lua tidak mengenal yang namanya tipe data, jadi artinya kita dapat mendefiniskan sebuah variabel tanpa memberikan tipe data variabel tersebut secara spesifik, jadi cukup menuliskan variabelnya saja. Didalam bahasa lua terdapat 3 variabel, yakni Global Variabel, Local Variabel, dan Table Field.</text:p>
      <text:p text:style-name="P5"/>
      <text:p text:style-name="P5"><text:tab/><text:span text:style-name="T1">Global Variabel</text:span> merupakan variabel yang dapat digunakan oleh seluruh program, jadi dapat digunakan dalam blok, ataupun diluar blok.</text:p>
      <text:p text:style-name="P5"/>
      <text:p text:style-name="P5"><text:tab/><text:span text:style-name="T1">Local Variabel</text:span> merupakan variabel yang hanya dapat diakses di dalam suatu blok kode, jadi tidak dapat dipakai oleh seluruh program, hanya tempat tertentu tergantung dimana variabel local tersebut di definisikan.</text:p>
      <text:p text:style-name="P5"/>
      <text:p text:style-name="P5"><text:tab/><text:span text:style-name="T1">Table field</text:span> merupakan variabel yang mana data disimpan <text:span text:style-name="T2">dengan pasangan key-value. Ya mirip seperti Object di javascript.</text:span></text:p>
      <text:p text:style-name="P5">Sintaks sederhana dari Bahasa Pemrogramman Lua</text:p>
      <text:p text:style-name="P5"/>
      <text:p text:style-name="P5"><text:tab/>a = 12</text:p>
      <text:p text:style-name="P5"><text:tab/>b = 3</text:p>
      <text:p text:style-name="P5"><text:tab/>c = a + b</text:p>
      <text:p text:style-name="P5"/>
      <text:p text:style-name="P5"><text:tab/>print(c)</text:p>
      <text:p text:style-name="P5"/>
      <text:p text:style-name="P5">output: 15</text:p>
      <text:p text:style-name="P5">Jadi, mirip seperti bahasa C hanya saja lebih simp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InputMono Nerd Font" svg:font-family="'InputMono Nerd Font'" style:font-pitch="fixed"/>
    <style:font-face style:name="InputSans Nerd Font" svg:font-family="'InputSans Nerd Font'" style:font-family-generic="swiss" style:font-pitch="variable"/>
    <style:font-face style:name="Nerd" svg:font-family="Nerd"/>
    <style:font-face style:name="Noto Sans" svg:font-family="'Noto Sans'" style:font-family-generic="swiss" style:font-pitch="variable"/>
    <style:font-face style:name="Noto Sans1" svg:font-family="'Noto Sans'" style:font-family-generic="system" style:font-pitch="variable"/>
    <style:font-face style:name="Regular" svg:font-family="Regular"/>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eSerif" fo:font-size="12pt" fo:language="en" fo:country="US" style:letter-kerning="true" style:font-name-asian="Noto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Noto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0T19:48:44.756739893</meta:creation-date>
    <dc:date>2025-03-20T21:08:35.780676022</dc:date>
    <meta:editing-duration>PT18M31S</meta:editing-duration>
    <meta:editing-cycles>1</meta:editing-cycles>
    <meta:document-statistic meta:table-count="0" meta:image-count="0" meta:object-count="0" meta:page-count="1" meta:paragraph-count="14" meta:word-count="180" meta:character-count="1211" meta:non-whitespace-character-count="1038"/>
    <meta:generator>LibreOffice/24.8.5.2$Linux_X86_64 LibreOffice_project/480$Build-2</meta:generator>
  </office:meta>
</office:document-meta>
</file>